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rebuchet MS" svg:font-family="'Trebuchet MS', sans-serif"/>
    <style:font-face style:name="DejaVu Sans Condensed" svg:font-family="'DejaVu Sans Condensed'" style:font-family-generic="roman"/>
    <style:font-face style:name="FreeSans" svg:font-family="FreeSans" style:font-family-generic="roman"/>
    <style:font-face style:name="Liberation Sans" svg:font-family="'Liberation Sans'" style:font-family-generic="roman"/>
    <style:font-face style:name="Lohit Hindi" svg:font-family="'Lohit Hindi'" style:font-family-generic="roman"/>
    <style:font-face style:name="FreeSans1" svg:font-family="FreeSans" style:font-family-generic="swiss"/>
    <style:font-face style:name="Lohit Hindi1" svg:font-family="'Lohit Hindi'"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FreeSans2" svg:font-family="FreeSans" style:font-family-generic="swiss" style:font-pitch="variable"/>
    <style:font-face style:name="DejaVu Sans" svg:font-family="'DejaVu Sans'" style:font-family-generic="system" style:font-pitch="variable"/>
    <style:font-face style:name="DejaVu Sans Condensed2" svg:font-family="'DejaVu Sans Condensed'"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paragraph-properties fo:margin-left="2.501cm" fo:margin-right="0cm" fo:text-indent="0cm" style:auto-text-indent="false"/>
    </style:style>
    <style:style style:name="P3" style:family="paragraph" style:parent-style-name="Text_20_body" style:list-style-name="L1"/>
    <style:style style:name="P4" style:family="paragraph" style:parent-style-name="Text_20_body">
      <style:text-properties style:font-name="Liberation Sans"/>
    </style:style>
    <style:style style:name="P5" style:family="paragraph" style:parent-style-name="Text_20_body" style:list-style-name="L3">
      <style:text-properties style:font-name="Liberation Sans"/>
    </style:style>
    <style:style style:name="P6" style:family="paragraph" style:parent-style-name="Text_20_body" style:list-style-name="L5"/>
    <style:style style:name="P7" style:family="paragraph" style:parent-style-name="Heading_20_1" style:master-page-name="Standard">
      <style:paragraph-properties style:page-number="auto"/>
    </style:style>
    <style:style style:name="P8" style:family="paragraph" style:parent-style-name="Heading_20_3">
      <style:text-properties style:font-name="Liberation Sans"/>
    </style:style>
    <style:style style:name="T1" style:family="text">
      <style:text-properties style:font-name="Liberation Sans"/>
    </style:style>
    <style:style style:name="T2" style:family="text">
      <style:text-properties fo:font-variant="normal" fo:text-transform="none" fo:color="#000000" style:font-name="Trebuchet MS" fo:font-size="10.5pt" fo:letter-spacing="normal" fo:font-style="italic"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mantic Web: An Introduction</text:h>
      <text:p text:style-name="P1"/>
      <text:h text:style-name="Heading_20_3" text:outline-level="3">Slide iniziale</text:h>
      <text:p text:style-name="Text_20_body">Questa prima presentazione erogata nel contesto del corso “Web Semantico” nel percorso di Laurea Magistrale in Ingegneria e Scienze Informatiche dell'Università di Bologna vuole fornire una introduzione al Semantic Web. </text:p>
      <text:p text:style-name="Text_20_body">Io sono Roberto Casadei, e ho voluto dare al tema un inquadramento prevalentemente concettuale.</text:p>
      <text:h text:style-name="P8" text:outline-level="3">1 Summary</text:h>
      <text:p text:style-name="Text_20_body">In particolare, vengono descritti brevemente</text:p>
      <text:list xml:id="list1430157496" text:style-name="L1">
        <text:list-item>
          <text:p text:style-name="P3">le esigenze che hanno spinto alla nascita di questo movimento che è tecnologico ma prima ancora concettuale</text:p>
        </text:list-item>
        <text:list-item>
          <text:p text:style-name="P3">gli obiettivi che il Semantic Web si pone</text:p>
        </text:list-item>
        <text:list-item>
          <text:p text:style-name="P3">le sue caratteristiche essenziali e i principali blocchi costitutivi</text:p>
        </text:list-item>
        <text:list-item>
          <text:p text:style-name="P3">le sfide e problematiche maggiori che devono essere affrontate e risolte per garantire la realizzazione degli obiettivi</text:p>
        </text:list-item>
      </text:list>
      <text:p text:style-name="Text_20_body">Inoltre, si vuole dare un'indicazione sulla diffusione del Semantic Web nel mondo produttivo, con qualche riferimento a progetti e iniziative esistenti</text:p>
      <text:p text:style-name="P1"/>
      <text:h text:style-name="Heading_20_3" text:outline-level="3"><text:span text:style-name="T1">2 The very origin: people</text:span></text:h>
      <text:p text:style-name="Text_20_body">E' importante ricordarsi che la tecnologia nasce prima di tutto da un bisogno umano. </text:p>
      <text:p text:style-name="Text_20_body">Gli esseri umani operano costantemente come produttori e consumatori di informazioni. I dati percepiti esternamente attraverso i sensi vengono elaborati prima inconsciamente poi in modo conscio per guidare pensieri e comportamenti, nello svago come nel lavoro.</text:p>
      <text:p text:style-name="Text_20_body">Nella comunicazione verbale tra due persone, una produce e trasmette informazioni, mentre l'altra riceve tali informazioni, le trasforma ed le memorizza più o meno temporaneamente nella propria memoria.</text:p>
      <text:p text:style-name="Text_20_body">Nella storia l'uomo ha sempre avuto a che fare con problematiche relative alla gestione efficiente ed efficace dell'informazione, in termini di produzione, immagazzinamento, ricerca, elaborazione, trasmissione di informazioni.</text:p>
      <text:p text:style-name="P2">Un esempio è la necessità di trasmettere informazioni nel tempo. Ciò richiede anche una certa forma di immagazzinamento, che sia la memoria nel caso della tradizione orale, o un qualche supporto fisico come ad esempio la pietra agli esordi della scrittura.</text:p>
      <text:p text:style-name="Text_20_body">L'avvento dei computer e delle tecnologie correlate come le memorie e i dischi ha rappresentato un enorme passo avanti in questo senso. Ma quando aumentano le possibilità, anche i bisogni si evolvono di conseguenza.</text:p>
      <text:p text:style-name="Text_20_body"/>
      <text:h text:style-name="Heading_20_3" text:outline-level="3"><text:soft-page-break/>3 The evolution of web</text:h>
      <text:p text:style-name="P1">Il Web ha rappresentato una vera e propria rivoluzione nel modo in cui le informazioni sono trasmesse a distanza. Nato ufficialmente nel 1989 al CERN, aveva come scopo la condivisione e il collegamento di informazioni distribuite in modo tale da facilitare la collaborazione tra i ricercatori. Il Web si è poi esteso alle università, prima di diventare di dominio pubblico 1991. Inizialmente il contenuto era statico, e per la ricerca delle pagine Web si ricorreva a directory e indici centralizzati. I motori di ricerca e i browser iniziarono ad uscire nel 1993.</text:p>
      <text:p text:style-name="P1">Negli anni successivi si assistette all'invasione del commercio, con le prime dot-com, termine usato indicare società che operano principalmente nel Web </text:p>
      <text:p text:style-name="P1">Nei primi anni 2000, si parla di Web 2.0 facendo riferimento all'esplosione di user-generated content con blog, forum, wiki, e modalità diffuse di condivisione e partecipazione. Questo ha preparato il terreno per l'avvento dei primi social-network.</text:p>
      <text:p text:style-name="P1">La diffusione pervasiva di sistemi mobili come cellulari, smart-phone, e tablet rappresenta un'ulteriore rivoluzione che il Web ha supportato.</text:p>
      <text:p text:style-name="P1">La direzione successiva sembra essere legata alla semantica e ai dati.</text:p>
      <text:p text:style-name="P1"/>
      <text:h text:style-name="Heading_20_3" text:outline-level="3">4 Today: a world of data</text:h>
      <text:p text:style-name="Text_20_body">Infatti, lo scenario attuale e la centralità dei dati creano forze che spingono verso una rivoluzione nel modo in cui scopriamo, accediamo, integriamo e usiamo i dati.</text:p>
      <text:p text:style-name="Text_20_body">I Big Data rappresentano sia una risorsa importante sia una sfida. Il volume, la velocità, l'eterogeneità, e la veridicità dei dati creano sì opportunità interessanti ma anche significative difficoltà di gestione, soprattutto legate ad aspetti di efficienza e integrazione. </text:p>
      <text:p text:style-name="Text_20_body">Un altro aspetto promosso dall'informatica e dal Web è anche quello dalla democratizzazione dei dati: ossia, dati che prima potevano essere acceduti solamente da un gruppo ristretto di individui, ora sono a disposizione della collettività. Similarmente, il movimento Open Data incoraggia la condivisione di dati aperti – che possono essere riusati e ridistribuiti liberamente. Questo è particolarmente significativo nella scienza e nella pubblica amministrazione dove la trasparenza è un dovere nei confronti dei cittadini.</text:p>
      <text:p text:style-name="Text_20_body">Ultimamente si sta assistendo, sul terreno preparato dal Data Warehousing e dalla Business Intelligence, allo sviluppo di una mentalità data-driven. Le aziende si stanno rendendo conto che i dati hanno un enorme valore e che prendere decisioni guidate dai dati può offrire vantaggi significativi.</text:p>
      <text:p text:style-name="Text_20_body">Ma la complessità associata a grossi volumi di dati, eventualmente eterogenei, poco precisi e affetti da rumore contribuisce alla formazione di un gap tra i dati stessi e l'informazione che l'utente cerca di ottenere. In altre parole, può non essere facile estrarre conoscenza da dati grezzi con tecniche tradizionali.</text:p>
      <text:p text:style-name="Text_20_body"/>
      <text:p text:style-name="Text_20_body">Comunque, quello che si vuole è una gestione efficace ed efficiente della conoscenza. Riesco a recuperare esattamente l'informazione che sto cercando? Riesco a recuperarla in un tempo ragionevole? Riesco, in modo semplice, a definire una base di conoscenza da cui posso inferire nuove informazioni utili? </text:p>
      <text:p text:style-name="Text_20_body">Chiaramente, vogliamo che sia il software ad aiutarci in questi compiti. </text:p>
      <text:p text:style-name="P1"/>
      <text:h text:style-name="Heading_20_3" text:outline-level="3"><text:soft-page-break/>5 Why the semantic web</text:h>
      <text:p text:style-name="P1">Il motivo per cui vogliamo il Semantic Web sta essenzialmente nelle limitazioni del Web per come è oggi. </text:p>
      <text:p text:style-name="P1">Il Web attuale è efficace per quanto riguardo la condivisione e il collegamento di documenti distribuiti. Inoltre, le pagine Web hanno una qualche struttura che consente ad agenti software di estrarre alcune informazioni, tuttavia questo compito rimane complesso.</text:p>
      <text:p text:style-name="P1">Una descrizione concisa di ciò che non va nel Web odierno è la seguente: troppi dati, troppo poco strutturati e pensati per la fruizione da parte di uomini.</text:p>
      <text:p text:style-name="P1">Quindi:</text:p>
      <text:list xml:id="list1627376986" text:style-name="L3">
        <text:list-item>
          <text:p text:style-name="P5">la mancanza di semantica allegata ai dati non consente ad agenti software di processare i contenuti del Web</text:p>
          <text:list>
            <text:list-item>
              <text:p text:style-name="P5">Ad esempio, il meccanismo dei link si basa sull'assunzione che sia un essere umano a colmare il gap semantico che esiste per decidere se seguire tale collegamento è utile o meno</text:p>
            </text:list-item>
            <text:list-item>
              <text:p text:style-name="P5">Quindi occorrono metadati che possano essere impiegati da esecutori automatici per ragionare sui dati</text:p>
            </text:list-item>
          </text:list>
        </text:list-item>
        <text:list-item>
          <text:p text:style-name="P5">il web può ospitare diversi tipi di risorse, tuttavia l'eterogeneità dei dati e delle loro rappresentazioni rende difficile realizzarne integrazione </text:p>
        </text:list-item>
        <text:list-item>
          <text:p text:style-name="P5">i motori di ricerca attualmente si basano su keyword e algoritmi di ranking per filtrare le pagine Web risultanti; questo approccio non è particolarmente efficace anche considerando l'enorme quantità di “informazioni invisibili”, cioè quelle che, pur essendo presenti, non sono rintracciabili</text:p>
        </text:list-item>
        <text:list-item>
          <text:p text:style-name="P5">infine, la democratizzazione dei dati in riferimento alla pubblicazione di contenuti nel Web ha come svantaggio la possibilità di inserire dati non affidabili; questo non consente agli utenti di riservare completa fiducia nell'informazione recuperata</text:p>
        </text:list-item>
      </text:list>
      <text:p text:style-name="P1"/>
      <text:p text:style-name="P1">Alla luce di queste problematiche, come vogliamo che evolva il Web?</text:p>
      <text:h text:style-name="P8" text:outline-level="3">5/6 We would like to move …</text:h>
      <text:p text:style-name="P1">Vogliamo che evolva da un Web Sintattico a un Web Semantico dove alle risorse è associato un significato che può essere compreso e utilizzato da agenti software.</text:p>
      <text:p text:style-name="P1">Vogliamo inoltre il passaggio da un Web incentrato sui documenti – cioè risorse pensate al consumo da parte di utenti umani – a un Web dei dati costruito sopra al primo che consenta di esprimere dati strutturati in modo standard e di realizzare collegamenti tra risorse di qualunque tipo.</text:p>
      <text:p text:style-name="P1">Analogamente, se ci concentriamo sull'aspetto relativo ai dati, vogliamo poter disporre di smart data, cioè dati che portano con sé i metadati associati. L'essere smart deriva proprio da questa informazione aggiuntiva che consente di specificare meglio la natura dei dati e le relazioni con altri dati.</text:p>
      <text:p text:style-name="P1">Infine, vogliamo passare da un'organizzazione dei dati a silos a un'organizzazione integrata dove i dati sono collegati. In questa visione, il Web può essere pensato come a uno spazio di dati globale.</text:p>
      <text:p text:style-name="P1"/>
      <text:p text:style-name="P1">Queste due slide fanno riferimento a un passaggio, una evoluzione. Infatti il Web <text:soft-page-break/>Semantico non è inteso come una sostituzione al Web attuale, quanto a una sua estensione. Ciò significa che il Web Semantico si realizza attraverso un'adozione e un cambiamento progressivi, e che tra gli obiettivi vi è quello di massimizzare il riuso degli strumenti e le tecnologie esistenti.</text:p>
      <text:p text:style-name="P1">Un altro punto sulla terminologia. Il Semantic Web è chiamato in modi diversi a seconda che si voglia enfatizzare un certo aspetto o una certa tecnologia.</text:p>
      <text:p text:style-name="P1">Lo stesso termine “Semantic Web” viene impiegato a volte per indicare la visione di un Web dotato delle caratteristiche viste prima, mentre altre volte si riferisce allo stack di tecnologie del W3C che hanno l'obiettivo di realizzare tale visione.</text:p>
      <text:p text:style-name="P1">“Linked Data” enfatizza maggiormente il concetto di collegamento dei dati, diciamo più la parte “web” che la parte di “semantica”. Inoltre può indicare specificatamente un insieme di best practice relative all'utilizzo delle tecnologie del Semantic Web. </text:p>
      <text:p text:style-name="P1">“Web 3.0”, invece vuole essere rappresentativo dell'evoluzione del Web.</text:p>
      <text:h text:style-name="Heading_20_3" text:outline-level="3"><text:span text:style-name="T1">7 Semantic Web: vision and goals</text:span></text:h>
      <text:p text:style-name="Text_20_body">Quindi, alla luce delle limitazioni sottolineate precedentemente, ciò che si vuole è estendere i principi del Web dai documenti ai dati.</text:p>
      <text:p text:style-name="Text_20_body">Gli obiettivi di alto livello sono legati all'efficienza e all'efficacia con cui le informazioni sono generate, ricercate, scoperte e analizzate. In altre parole, lo scopo è quello di massimizzare il valore dell'informazione.</text:p>
      <text:p text:style-name="Text_20_body">Questo si vuol fare possibilmente riusando i dati esistenti nella loro forma attuale. Non ci si aspetta cieò di dover per forza ricreare i dati o convertirli manualmente e/o in modo persistente in un nuovo formato.</text:p>
      <text:p text:style-name="Text_20_body"/>
      <text:h text:style-name="Heading_20_3" text:outline-level="3">8 Semantic web: how</text:h>
      <text:p text:style-name="Text_20_body">Come si realizza quindi il Semantic Web? Si realizza attraverso un cambiamento dei processi e del modo di operare, con un supporto tecnologico appropriato. Cioè serve una nuova mentalità, un nuovo modo di pensare, e tecnologie mature.</text:p>
      <text:p text:style-name="Text_20_body">Le funzionalità che il Web deve supportare includono</text:p>
      <text:list xml:id="list680138149" text:style-name="L5">
        <text:list-item>
          <text:p text:style-name="P6">la possibilità di specificare informazioni semantiche e di poterle allegare ai dati</text:p>
        </text:list-item>
        <text:list-item>
          <text:p text:style-name="P6">la capacità di rappresentare la conoscenza</text:p>
        </text:list-item>
        <text:list-item>
          <text:p text:style-name="P6">la possibilità di collegare risorse distribuite di qualunque tipo</text:p>
        </text:list-item>
        <text:list-item>
          <text:p text:style-name="P6">la capacità di integrare e rendere interoperabili dati eterogenei</text:p>
        </text:list-item>
      </text:list>
      <text:p text:style-name="Text_20_body">Affinché questo sia possibile, standard e modelli comuni sono fondamentali.</text:p>
      <text:p text:style-name="Text_20_body"/>
      <text:h text:style-name="Heading_20_3" text:outline-level="3">9 Tecnology stack</text:h>
      <text:p text:style-name="Text_20_body">Questa slide mostra lo stack tecnologico.</text:p>
      <text:p text:style-name="Text_20_body">Alla base abbiamo meccanismi che consentono l'identificazione delle risorse. Ogni risorsa deve avere, in un certo dominio, un nome univoco per poter essere dereferenziata in modo non ambiguo.</text:p>
      <text:p text:style-name="Text_20_body">Sopra abbiamo XML, un <text:s/>formato semplice, diffuso di rappresentazione di dati strutturati, e RDF (Resource Description Framework), un linguaggio che consente di esprimere metadati attraverso statement su risorse nella forma soggetto-predicato-oggetto. Un insieme di statement o triple RDF <text:soft-page-break/>rappresenta un grafo orientato etichettato.</text:p>
      <text:p text:style-name="Text_20_body">Sopra abbiamo Sparkle (SPARQL), un linguaggio di interrogazione. </text:p>
      <text:p text:style-name="Text_20_body">RDF Schema e OWL per la definizione di ontologie, cioè descrizioni formali e relativamente dettagliate della conoscenza di un certo dominio.</text:p>
      <text:p text:style-name="Text_20_body">RIF (Rule Interchange Format) è uno standard per l'interscambio di regole tra sistemi di regole.</text:p>
      <text:p text:style-name="Text_20_body">Sopra a questo livello c'è uno strato di logica / dimostrazione che si occupa di inferire nuova conoscenza a partire da quella definita attraverso le tecnologie ai livelli inferiori.</text:p>
      <text:p text:style-name="Text_20_body">Infine, dimostrazioni formali abbinate a tecnologie di sicurezza informatica come la crittografia sono a supporto di un concetto di fiducia delle informazioni recuperate e inferite.</text:p>
      <text:p text:style-name="Text_20_body"/>
      <text:h text:style-name="Heading_20_3" text:outline-level="3">10 Semantic web: issues</text:h>
      <text:p text:style-name="Text_20_body">Tuttavia, per realizzare la visione di un Web Semantico alcune problematiche devono essere affrontate.</text:p>
      <text:p text:style-name="Text_20_body">Un primo problema è legato alla privacy: come garantire che i dati personali siano usati nel rispetto dei diritti e delle libertà di ciascuno, nonché delle normative vigenti?</text:p>
      <text:p text:style-name="Text_20_body">Poi, come gestire in modo efficace ed efficiente i dati “legacy”, come ad esempio documenti non strutturati? Si potrebbero effettuare analisi seguite dalla generazione automatica di metadati, ma non è semplice: a livello umano, il natural language processing è un problema completo dell'intelligenza artificiale. Migliore ma non ottima la situazione relativa alle pagine HTML: il web scraping, cioè l'estrazione di informazioni dalle pagine web, può essere molto complesso e inefficace in molte situazioni.</text:p>
      <text:p text:style-name="Text_20_body">Un altro problema è associato alla definizione e rappresentazione della conoscenza e all'integrazione di ontologie. Alcune problematiche sono associate alle proprietà che ci aspettiamo debba possedere una base di conoscenza, come completezza o semplicità. Altre sono relative agli aspetti pratici di definizione, come ad esempio quelli legati alla logica: quantificazioni universali/esistenziali, ragionamento non monotono, gestione di meta-livelli di conoscenza e così via.</text:p>
      <text:p text:style-name="Text_20_body">La standardizzazione è essenziale per gli obiettivi del Semantic Web, ma al momento attuale sembra opportuno che non sia rinforzata più di tanto per evitare che ostacoli l'adozione dei concetti e delle tecnologie. In altre parole si vuole favorire uno sviluppo graduale del Semantic Web, favorendo il riuso delle tecnologie già esistenti.</text:p>
      <text:p text:style-name="Text_20_body">Tecniche di dimostrazioni e inferenze possono essere efficaci in un mondo chiuso e controllato. Ma il Web è, nella sua dinamicità, poco prevedibile. Dati inconsistenti, errati o fuorvianti possono produrre contraddizioni che, sebbene questo possa essere un comportamento desiderato in alcuni contesti, potrebbe anche essere poco appropriato qualora via siano requisiti poco stringenti di precisione.</text:p>
      <text:p text:style-name="Text_20_body">Anche gli aspetti legati alla “fiducia” nelle informazioni sono delicati. Essi sono multi-sfaccettati e vanno al di là della semplice gestione di sorgenti fidate o meno. Una sorgente fidata potrebbe pubblicare informazioni scorrette. Oppure due sorgenti fidate potrebbero pubblicare informazioni tra loro inconsistenti.</text:p>
      <text:p text:style-name="Text_20_body">Vista la crescita esponenziale delle informazioni nel Web e nel mondo, la scalabilità è senz'altro un problema rilevante. Tecniche come caching, ridondanza, aggregazioni dei dati possono aiutare, ma è prevedibile che sia necessario un ripensamento dei modelli di organizzazione dei dati. </text:p>
      <text:p text:style-name="Text_20_body">Via via che il Semantic Web progredisce, aspetti di internazionalizzazione e localizzazione si fanno sempre più critici. Ad esempio se io conosco solo l'italiano, e l'informazione che cerco è disponibile <text:soft-page-break/>solo in cinese, riesco ad ottenerla – eventualmente traslata sulla base della mia specificità culturale?</text:p>
      <text:p text:style-name="Text_20_body">Un altro problema squisitamente pratico è legato alla stabilità tecnologica. Se quella verso il Semantic Web è un'evoluzione significa che nel frattempo potrebbero scaturire nuovi requisiti o cambiamenti che potrebbero richiedere variazioni tecnologiche o addirittura concettuali. Quindi, come fare per rimanere aperti al futuro?</text:p>
      <text:p text:style-name="Text_20_body"/>
      <text:h text:style-name="Heading_20_3" text:outline-level="3">11 Semantic web: case studies</text:h>
      <text:p text:style-name="Text_20_body"/>
      <text:p text:style-name="Text_20_body">In questa pagina del W3C è presenta una lista di 35 casi studio, cioè sistemi basati su tecnologie semantiche attualmente usati in un sistema di produzione, e 13 casi d'uso, dove è stato sviluppato un prototipo ma ancora non è usato in produzione.</text:p>
      <text:p text:style-name="Text_20_body"/>
      <text:p text:style-name="Text_20_body">Molti casi studio sono relativi al miglioramento delle performance di ricerca; ce ne sono anche di più curiosi.</text:p>
      <text:p text:style-name="Text_20_body">Quello della BBC è piuttosto classico. La BBC è la principale emittente radio-televisiva britannica, e in questo caso studio aveva come obiettivo quello di migliorare l'interconnessione dei propri micrositi, cioè sezioni particolari del portale, e di migliorare la ricerca all'interno del sito.</text:p>
      <text:p text:style-name="Text_20_body">GLi obiettivi sono stati raggiunti in primis creando identificatori e rappresentazioni RDF per ogni elemento d'interesse all'interno della BBC, in modo tale da consentire l'aggregazione e la scoperta di nuove informazioni sulla base degli elementi selezionati. Per quanto riguarda la ricerca ha anche contribuito la creazione di un vocabolario controllato di concetti, ognuno associato a una risorsa wikipedia attraverso DBpedia.</text:p>
      <text:p text:style-name="Text_20_body">Più curioso è il caso studio successivo dove si sono utilizzate tecnologie semantiche per assistere i ballerini nell'apprendimento delle coreografie e nella propria rielaborazione dei balli in un diario personale. Il principio su cui si basa è una etichettatura dei video girati al fine di poter trovare, comparare, citare segmenti specifici delle varie coreografie.</text:p>
      <text:p text:style-name="Text_20_body">Un altro caso studio interessante è quello di <text:span text:style-name="T2">PharmaSURVEYOR </text:span>che attraverso l'uso di standard come XML, RDF e OWL <text:s/>ha fornito un servizio di creazione di regimi medicinali ottimizzati al fine di limitare i rischi e i possibili effetti collaterali anche dovuti all'assunzione di più farmaci.</text:p>
      <text:p text:style-name="Text_20_body"/>
      <text:h text:style-name="Heading_20_3" text:outline-level="3">12 Semantic web in the industry</text:h>
      <text:p text:style-name="Text_20_body"/>
      <text:p text:style-name="Text_20_body">La cinquantina tra casi studio e casi d'uso presenti in quella pagina del W3C, così come le “storie” pubblicate nei siti dei vendor, non offrono molte indicazioni sul livello della penetrazione delle tecnologie semantiche nel mondo produttivo, soprattutto in quanto si riferiscono a colossi come la BBC, la NASA o la Volkswagen o a progetti finanziati da programmi nazionali o internazionali, o a contesti universitari. </text:p>
      <text:p text:style-name="P1">Tuttavia danno un indicazione sul livello di maturità tecnologica. </text:p>
      <text:p text:style-name="P1">Gli standard sono ormai assestati, se si escludono i livelli dello stack relativi a proof e trust.</text:p>
      <text:p text:style-name="P1">Di strumenti di sviluppo ce ne sono parecchi, per vari linguaggi di programmazione.</text:p>
      <text:p text:style-name="P1">Lo stesso discorso vale per i data set. </text:p>
      <text:p text:style-name="P1">L'adozione delle tecnologie segue spesso una curva non line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rebuchet MS" svg:font-family="'Trebuchet MS', sans-serif"/>
    <style:font-face style:name="DejaVu Sans Condensed" svg:font-family="'DejaVu Sans Condensed'" style:font-family-generic="roman"/>
    <style:font-face style:name="FreeSans" svg:font-family="FreeSans" style:font-family-generic="roman"/>
    <style:font-face style:name="Liberation Sans" svg:font-family="'Liberation Sans'" style:font-family-generic="roman"/>
    <style:font-face style:name="Lohit Hindi" svg:font-family="'Lohit Hindi'" style:font-family-generic="roman"/>
    <style:font-face style:name="FreeSans1" svg:font-family="FreeSans" style:font-family-generic="swiss"/>
    <style:font-face style:name="Lohit Hindi1" svg:font-family="'Lohit Hindi'" style:font-family-generic="swiss"/>
    <style:font-face style:name="Liberation Serif" svg:font-family="'Liberation Serif'" style:font-family-generic="roman" style:font-pitch="variable"/>
    <style:font-face style:name="DejaVu Sans Condensed1" svg:font-family="'DejaVu Sans Condensed'" style:font-family-generic="swiss" style:font-pitch="variable"/>
    <style:font-face style:name="FreeSans2" svg:font-family="FreeSans" style:font-family-generic="swiss" style:font-pitch="variable"/>
    <style:font-face style:name="DejaVu Sans" svg:font-family="'DejaVu Sans'" style:font-family-generic="system" style:font-pitch="variable"/>
    <style:font-face style:name="DejaVu Sans Condensed2" svg:font-family="'DejaVu Sans Condensed'"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Predefinito" style:next-style-name="Text_20_body" style:default-outline-level="" style:class="text">
      <style:paragraph-properties fo:margin="100%" fo:margin-left="0cm" fo:margin-right="0cm" fo:margin-top="0.42cm" fo:margin-bottom="0.21cm" fo:text-indent="0cm" style:auto-text-indent="false" fo:keep-with-next="always"/>
      <style:text-properties style:text-outline="false" style:text-line-through-style="none" style:font-name="Lohit Hindi1" fo:font-size="18pt" fo:font-style="normal" fo:text-shadow="none" style:text-underline-style="none" fo:font-weight="normal" style:letter-kerning="true" style:font-name-asian="Droid Sans Fallback" style:font-size-asian="18pt" style:font-style-asian="normal" style:font-weight-asian="normal" style:font-name-complex="FreeSans3" style:font-size-complex="14pt" style:text-emphasize="non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definito" style:family="paragraph" style:default-outline-level="">
      <style:paragraph-properties fo:margin="100%" fo:margin-left="0cm" fo:margin-right="0cm" fo:margin-top="0cm" fo:margin-bottom="0cm" fo:orphans="2" fo:widows="2" fo:text-indent="0cm" style:auto-text-indent="false" style:writing-mode="lr-tb"/>
      <style:text-properties style:use-window-font-color="true" style:text-outline="false" style:text-line-through-style="none" style:font-name="Lohit Hindi" fo:font-size="18pt" fo:font-style="normal" fo:text-shadow="none" style:text-underline-style="none" fo:font-weight="normal" style:letter-kerning="true" style:font-name-asian="DejaVu Sans Condensed2" style:font-size-asian="18pt" style:font-style-asian="normal" style:font-weight-asian="normal" style:font-name-complex="Liberation Sans1" style:font-size-complex="12pt" style:text-emphasize="none"/>
    </style:style>
    <style:style style:name="Oggetto_20_con_20_punta_20_di_20_freccia" style:display-name="Oggetto con punta di freccia" style:family="paragraph" style:parent-style-name="Predefinito" style:default-outline-level="">
      <style:paragraph-properties fo:margin="100%" fo:margin-left="0cm" fo:margin-right="0cm" fo:margin-top="0cm" fo:margin-bottom="0cm"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Oggetto_20_con_20_ombra" style:display-name="Oggetto con ombra" style:family="paragraph" style:parent-style-name="Predefinito" style:default-outline-level="">
      <style:paragraph-properties fo:margin="100%" fo:margin-left="0cm" fo:margin-right="0cm" fo:margin-top="0cm" fo:margin-bottom="0cm"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 style:display-name="Oggetto senza riempimento" style:family="paragraph" style:parent-style-name="Predefinito" style:default-outline-level="">
      <style:paragraph-properties fo:margin="100%" fo:margin-left="0cm" fo:margin-right="0cm" fo:margin-top="0cm" fo:margin-bottom="0cm"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finito" style:default-outline-level="" style:class="extra">
      <style:paragraph-properties fo:margin="100%" fo:margin-left="0cm" fo:margin-right="0cm" fo:margin-top="0cm" fo:margin-bottom="0cm"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Corpo_20_testo" style:display-name="Corpo testo" style:family="paragraph" style:parent-style-name="Predefinito" style:default-outline-level="">
      <style:paragraph-properties fo:margin="100%" fo:margin-left="0cm" fo:margin-right="0cm" fo:margin-top="0cm" fo:margin-bottom="0cm"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Corpo_20_testo_20_giustificato" style:display-name="Corpo testo giustificato" style:family="paragraph" style:parent-style-name="Predefinito" style:default-outline-level="">
      <style:paragraph-properties fo:margin="100%" fo:margin-left="0cm" fo:margin-right="0cm" fo:margin-top="0cm" fo:margin-bottom="0cm" fo:text-align="start"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ext_20_body_20_indent" style:display-name="Text body indent" style:family="paragraph" style:parent-style-name="Predefinito" style:default-outline-level="" style:class="text">
      <style:paragraph-properties fo:margin="100%" fo:margin-left="0cm" fo:margin-right="0cm" fo:margin-top="0cm" fo:margin-bottom="0cm" fo:text-indent="0.6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finito" style:next-style-name="Subtitle" style:default-outline-level="" style:class="chapter">
      <style:paragraph-properties fo:margin="100%" fo:margin-left="0.4cm" fo:margin-right="0cm" fo:margin-top="0.199cm" fo:margin-bottom="0.6cm" fo:text-align="start" style:justify-single-word="false" fo:orphans="2" fo:widows="2" fo:text-indent="0cm" style:auto-text-indent="false" style:writing-mode="lr-tb"/>
      <style:text-properties style:use-window-font-color="true" style:text-outline="false" style:text-line-through-style="none" style:font-name="FreeSans" fo:font-size="28pt" fo:font-style="normal" fo:text-shadow="none" style:text-underline-style="none" fo:font-weight="normal" style:letter-kerning="true" style:font-name-asian="DejaVu Sans Condensed2" style:font-size-asian="28pt" style:font-style-asian="normal" style:font-weight-asian="normal" style:font-name-complex="Liberation Sans1"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FreeSans1"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font-style-complex="italic" style:text-emphasize="none"/>
    </style:style>
    <style:style style:name="Titolo1" style:family="paragraph" style:parent-style-name="Predefinito" style:default-outline-level="">
      <style:paragraph-properties fo:margin="100%" fo:margin-left="0cm" fo:margin-right="0cm" fo:margin-top="0cm" fo:margin-bottom="0cm" fo:text-align="center"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itolo2" style:family="paragraph" style:parent-style-name="Predefinito" style:default-outline-level="">
      <style:paragraph-properties fo:margin="100%" fo:margin-left="0cm" fo:margin-right="0.199cm" fo:margin-top="0.101cm" fo:margin-bottom="0.101cm" fo:text-align="center" style:justify-single-word="false"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Intestazione1" style:family="paragraph" style:parent-style-name="Predefinito" style:default-outline-level="">
      <style:paragraph-properties fo:margin="100%" fo:margin-left="0cm" fo:margin-right="0cm" fo:margin-top="0.42cm" fo:margin-bottom="0.21cm"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Intestazione2" style:family="paragraph" style:parent-style-name="Predefinito" style:default-outline-level="">
      <style:paragraph-properties fo:margin="100%" fo:margin-left="0cm" fo:margin-right="0cm" fo:margin-top="0.42cm" fo:margin-bottom="0.21cm"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Linea_20_di_20_quotatura" style:display-name="Linea di quotatura" style:family="paragraph" style:parent-style-name="Predefinito" style:default-outline-level="">
      <style:paragraph-properties fo:margin="100%" fo:margin-left="0cm" fo:margin-right="0cm" fo:margin-top="0cm" fo:margin-bottom="0cm" fo:text-indent="0cm" style:auto-text-indent="false"/>
      <style:text-properties style:text-outline="false" style:text-line-through-style="none" style:font-name="Lohit Hindi" fo:font-size="18pt" fo:font-style="normal" fo:text-shadow="none" style:text-underline-style="none" fo:font-weight="normal" style:letter-kerning="true" style:font-size-asian="18pt" style:font-style-asian="normal" style:font-weight-asian="normal" style:text-emphasize="none"/>
    </style:style>
    <style:style style:name="Typography_7e_LT_7e_Gliederung_20_1" style:display-name="Typography~LT~Gliederung 1" style:family="paragraph" style:default-outline-level="">
      <style:paragraph-properties fo:margin="100%" fo:margin-left="0cm" fo:margin-right="0cm" fo:margin-top="0cm" fo:margin-bottom="0.46cm"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Typography_7e_LT_7e_Gliederung_20_2" style:display-name="Typography~LT~Gliederung 2" style:family="paragraph" style:parent-style-name="Typography_7e_LT_7e_Gliederung_20_1" style:default-outline-level="">
      <style:paragraph-properties fo:margin="100%" fo:margin-left="0cm" fo:margin-right="0cm" fo:margin-top="0cm" fo:margin-bottom="0.369cm" fo:text-indent="0cm" style:auto-text-indent="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Typography_7e_LT_7e_Gliederung_20_3" style:display-name="Typography~LT~Gliederung 3" style:family="paragraph" style:parent-style-name="Typography_7e_LT_7e_Gliederung_20_2" style:default-outline-level="">
      <style:paragraph-properties fo:margin="100%" fo:margin-left="0cm" fo:margin-right="0cm" fo:margin-top="0cm" fo:margin-bottom="0.275cm" fo:text-indent="0cm" style:auto-text-indent="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Typography_7e_LT_7e_Gliederung_20_4" style:display-name="Typography~LT~Gliederung 4" style:family="paragraph" style:parent-style-name="Typography_7e_LT_7e_Gliederung_20_3" style:default-outline-level="">
      <style:paragraph-properties fo:margin="100%" fo:margin-left="0cm" fo:margin-right="0cm" fo:margin-top="0cm" fo:margin-bottom="0.183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Typography_7e_LT_7e_Gliederung_20_5" style:display-name="Typography~LT~Gliederung 5" style:family="paragraph" style:parent-style-name="Typography_7e_LT_7e_Gliederung_20_4" style:default-outline-level="">
      <style:paragraph-properties fo:margin="100%" fo:margin-left="0cm" fo:margin-right="0cm" fo:margin-top="0cm" fo:margin-bottom="0.092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Typography_7e_LT_7e_Gliederung_20_6" style:display-name="Typography~LT~Gliederung 6" style:family="paragraph" style:parent-style-name="Typography_7e_LT_7e_Gliederung_20_5" style:default-outline-level="">
      <style:paragraph-properties fo:margin="100%" fo:margin-left="0cm" fo:margin-right="0cm" fo:margin-top="0cm" fo:margin-bottom="0.092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Typography_7e_LT_7e_Gliederung_20_7" style:display-name="Typography~LT~Gliederung 7" style:family="paragraph" style:parent-style-name="Typography_7e_LT_7e_Gliederung_20_6" style:default-outline-level="">
      <style:paragraph-properties fo:margin="100%" fo:margin-left="0cm" fo:margin-right="0cm" fo:margin-top="0cm" fo:margin-bottom="0.092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Typography_7e_LT_7e_Gliederung_20_8" style:display-name="Typography~LT~Gliederung 8" style:family="paragraph" style:parent-style-name="Typography_7e_LT_7e_Gliederung_20_7" style:default-outline-level="">
      <style:paragraph-properties fo:margin="100%" fo:margin-left="0cm" fo:margin-right="0cm" fo:margin-top="0cm" fo:margin-bottom="0.092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Typography_7e_LT_7e_Gliederung_20_9" style:display-name="Typography~LT~Gliederung 9" style:family="paragraph" style:parent-style-name="Typography_7e_LT_7e_Gliederung_20_8" style:default-outline-level="">
      <style:paragraph-properties fo:margin="100%" fo:margin-left="0cm" fo:margin-right="0cm" fo:margin-top="0cm" fo:margin-bottom="0.092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Typography_7e_LT_7e_Titel" style:display-name="Typography~LT~Titel" style:family="paragraph" style:default-outline-level="">
      <style:paragraph-properties fo:text-align="start"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Condensed2" style:font-size-asian="44pt" style:font-style-asian="normal" style:font-weight-asian="normal" style:font-name-complex="Liberation Sans1" style:font-size-complex="12pt" style:text-emphasize="none"/>
    </style:style>
    <style:style style:name="Typography_7e_LT_7e_Untertitel" style:display-name="Typography~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Typography_7e_LT_7e_Notizen" style:display-name="Typography~LT~Notizen"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Condensed2" style:font-size-asian="20pt" style:font-style-asian="normal" style:font-weight-asian="normal" style:font-name-complex="Liberation Sans1" style:font-size-complex="12pt" style:text-emphasize="none"/>
    </style:style>
    <style:style style:name="Typography_7e_LT_7e_Hintergrundobjekte" style:display-name="Typography~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Typography_7e_LT_7e_Hintergrund" style:display-name="Typography~LT~Hintergrund"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default" style:family="paragraph" style:default-outline-level="">
      <style:paragraph-properties fo:margin="100%" fo:margin-left="0cm" fo:margin-right="0cm" fo:margin-top="0cm" fo:margin-bottom="0cm" fo:orphans="2" fo:widows="2" fo:text-indent="0cm" style:auto-text-indent="false" style:writing-mode="lr-tb"/>
      <style:text-properties style:use-window-font-color="true" style:font-name="FreeSans" fo:font-size="18pt" style:letter-kerning="true" style:font-name-asian="DejaVu Sans Condensed2" style:font-size-asian="18pt" style:font-name-complex="Liberation Sans1"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turquise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turquise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turquise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style:font-name="FreeSans" fo:font-size="18pt" style:letter-kerning="true" style:font-size-asian="18pt"/>
    </style:style>
    <style:style style:name="Oggetti_20_di_20_sfondo" style:display-name="Oggetti di sfondo"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Sfondo"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Note"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FreeSans" fo:font-size="28pt" fo:font-style="normal" fo:text-shadow="none" style:text-underline-style="none" fo:font-weight="normal" style:letter-kerning="true" style:font-name-asian="DejaVu Sans Condensed2" style:font-size-asian="28pt" style:font-style-asian="normal" style:font-weight-asian="normal" style:font-name-complex="Liberation Sans1" style:font-size-complex="12pt" style:text-emphasize="none"/>
    </style:style>
    <style:style style:name="Struttura_20_1" style:display-name="Struttura 1" style:family="paragraph" style:default-outline-level="">
      <style:paragraph-properties fo:margin="100%" fo:margin-left="0cm" fo:margin-right="0cm" fo:margin-top="0cm" fo:margin-bottom="0.46cm" fo:orphans="2" fo:widows="2" fo:text-indent="0cm" style:auto-text-indent="false" style:writing-mode="lr-tb"/>
      <style:text-properties style:use-window-font-color="true" style:text-outline="false" style:text-line-through-style="none" style:font-name="FreeSans" fo:font-size="22pt" fo:font-style="normal" fo:text-shadow="none" style:text-underline-style="none" fo:font-weight="normal" style:letter-kerning="true" style:font-name-asian="DejaVu Sans Condensed2" style:font-size-asian="22pt" style:font-style-asian="normal" style:font-weight-asian="normal" style:font-name-complex="Liberation Sans1" style:font-size-complex="12pt" style:text-emphasize="none"/>
    </style:style>
    <style:style style:name="Struttura_20_2" style:display-name="Struttura 2" style:family="paragraph" style:parent-style-name="Struttura_20_1" style:default-outline-level="">
      <style:paragraph-properties fo:margin="100%" fo:margin-left="0cm" fo:margin-right="0cm" fo:margin-top="0cm" fo:margin-bottom="0.369cm" fo:text-indent="0cm" style:auto-text-indent="false"/>
      <style:text-properties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Struttura_20_3" style:display-name="Struttura 3" style:family="paragraph" style:parent-style-name="Struttura_20_2" style:default-outline-level="">
      <style:paragraph-properties fo:margin="100%" fo:margin-left="0cm" fo:margin-right="0cm" fo:margin-top="0cm" fo:margin-bottom="0.275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ruttura_20_4" style:display-name="Struttura 4" style:family="paragraph" style:parent-style-name="Struttura_20_3" style:default-outline-level="">
      <style:paragraph-properties fo:margin="100%" fo:margin-left="0cm" fo:margin-right="0cm" fo:margin-top="0cm" fo:margin-bottom="0.183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20_5_7e_LT_7e_Gliederung_20_1" style:display-name="Default 5~LT~Gliederung 1" style:family="paragraph" style:default-outline-level="">
      <style:paragraph-properties fo:margin-top="0cm" fo:margin-bottom="0.499cm" fo:orphans="2" fo:widows="2"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Default_20_5_7e_LT_7e_Gliederung_20_2" style:display-name="Default 5~LT~Gliederung 2" style:family="paragraph" style:parent-style-name="Default_20_5_7e_LT_7e_Gliederung_20_1" style:default-outline-level="">
      <style:paragraph-properties fo:margin-top="0cm" fo:margin-bottom="0.4cm"/>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Default_20_5_7e_LT_7e_Gliederung_20_3" style:display-name="Default 5~LT~Gliederung 3" style:family="paragraph" style:parent-style-name="Default_20_5_7e_LT_7e_Gliederung_20_2" style:default-outline-level="">
      <style:paragraph-properties fo:margin-top="0cm" fo:margin-bottom="0.3cm"/>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Default_20_5_7e_LT_7e_Gliederung_20_4" style:display-name="Default 5~LT~Gliederung 4" style:family="paragraph" style:parent-style-name="Default_20_5_7e_LT_7e_Gliederung_20_3" style:default-outline-level="">
      <style:paragraph-properties fo:margin-top="0cm" fo:margin-bottom="0.199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5_7e_LT_7e_Gliederung_20_5" style:display-name="Default 5~LT~Gliederung 5" style:family="paragraph" style:parent-style-name="Default_20_5_7e_LT_7e_Gliederung_20_4"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5_7e_LT_7e_Gliederung_20_6" style:display-name="Default 5~LT~Gliederung 6" style:family="paragraph" style:parent-style-name="Default_20_5_7e_LT_7e_Gliederung_20_5"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5_7e_LT_7e_Gliederung_20_7" style:display-name="Default 5~LT~Gliederung 7" style:family="paragraph" style:parent-style-name="Default_20_5_7e_LT_7e_Gliederung_20_6"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5_7e_LT_7e_Gliederung_20_8" style:display-name="Default 5~LT~Gliederung 8" style:family="paragraph" style:parent-style-name="Default_20_5_7e_LT_7e_Gliederung_20_7"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5_7e_LT_7e_Gliederung_20_9" style:display-name="Default 5~LT~Gliederung 9" style:family="paragraph" style:parent-style-name="Default_20_5_7e_LT_7e_Gliederung_20_8"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5_7e_LT_7e_Titel" style:display-name="Default 5~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Condensed2" style:font-size-asian="44pt" style:font-style-asian="normal" style:font-weight-asian="normal" style:font-name-complex="Liberation Sans1" style:font-size-complex="12pt" style:text-emphasize="none"/>
    </style:style>
    <style:style style:name="Default_20_5_7e_LT_7e_Untertitel" style:display-name="Default 5~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Default_20_5_7e_LT_7e_Notizen" style:display-name="Default 5~LT~Notizen"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Condensed2" style:font-size-asian="20pt" style:font-style-asian="normal" style:font-weight-asian="normal" style:font-name-complex="Liberation Sans1" style:font-size-complex="12pt" style:text-emphasize="none"/>
    </style:style>
    <style:style style:name="Default_20_5_7e_LT_7e_Hintergrundobjekte" style:display-name="Default 5~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Default_20_5_7e_LT_7e_Hintergrund" style:display-name="Default 5~LT~Hintergrund"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Default_20_4_7e_LT_7e_Gliederung_20_1" style:display-name="Default 4~LT~Gliederung 1" style:family="paragraph" style:default-outline-level="">
      <style:paragraph-properties fo:margin-top="0cm" fo:margin-bottom="0.499cm" fo:orphans="2" fo:widows="2"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Default_20_4_7e_LT_7e_Gliederung_20_2" style:display-name="Default 4~LT~Gliederung 2" style:family="paragraph" style:parent-style-name="Default_20_4_7e_LT_7e_Gliederung_20_1" style:default-outline-level="">
      <style:paragraph-properties fo:margin="100%" fo:margin-left="0cm" fo:margin-right="0cm" fo:margin-top="0cm" fo:margin-bottom="0.4cm" fo:text-indent="0cm" style:auto-text-indent="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Default_20_4_7e_LT_7e_Gliederung_20_3" style:display-name="Default 4~LT~Gliederung 3" style:family="paragraph" style:parent-style-name="Default_20_4_7e_LT_7e_Gliederung_20_2" style:default-outline-level="">
      <style:paragraph-properties fo:margin="100%" fo:margin-left="0cm" fo:margin-right="0cm" fo:margin-top="0cm" fo:margin-bottom="0.3cm" fo:text-indent="0cm" style:auto-text-indent="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Default_20_4_7e_LT_7e_Gliederung_20_4" style:display-name="Default 4~LT~Gliederung 4" style:family="paragraph" style:parent-style-name="Default_20_4_7e_LT_7e_Gliederung_20_3" style:default-outline-level="">
      <style:paragraph-properties fo:margin="100%" fo:margin-left="0cm" fo:margin-right="0cm" fo:margin-top="0cm" fo:margin-bottom="0.199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4_7e_LT_7e_Gliederung_20_5" style:display-name="Default 4~LT~Gliederung 5" style:family="paragraph" style:parent-style-name="Default_20_4_7e_LT_7e_Gliederung_20_4"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4_7e_LT_7e_Gliederung_20_6" style:display-name="Default 4~LT~Gliederung 6" style:family="paragraph" style:parent-style-name="Default_20_4_7e_LT_7e_Gliederung_20_5"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4_7e_LT_7e_Gliederung_20_7" style:display-name="Default 4~LT~Gliederung 7" style:family="paragraph" style:parent-style-name="Default_20_4_7e_LT_7e_Gliederung_20_6"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4_7e_LT_7e_Gliederung_20_8" style:display-name="Default 4~LT~Gliederung 8" style:family="paragraph" style:parent-style-name="Default_20_4_7e_LT_7e_Gliederung_20_7"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4_7e_LT_7e_Gliederung_20_9" style:display-name="Default 4~LT~Gliederung 9" style:family="paragraph" style:parent-style-name="Default_20_4_7e_LT_7e_Gliederung_20_8"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4_7e_LT_7e_Titel" style:display-name="Default 4~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Condensed2" style:font-size-asian="44pt" style:font-style-asian="normal" style:font-weight-asian="normal" style:font-name-complex="Liberation Sans1" style:font-size-complex="12pt" style:text-emphasize="none"/>
    </style:style>
    <style:style style:name="Default_20_4_7e_LT_7e_Untertitel" style:display-name="Default 4~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Default_20_4_7e_LT_7e_Notizen" style:display-name="Default 4~LT~Notizen"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Condensed2" style:font-size-asian="20pt" style:font-style-asian="normal" style:font-weight-asian="normal" style:font-name-complex="Liberation Sans1" style:font-size-complex="12pt" style:text-emphasize="none"/>
    </style:style>
    <style:style style:name="Default_20_4_7e_LT_7e_Hintergrundobjekte" style:display-name="Default 4~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Default_20_4_7e_LT_7e_Hintergrund" style:display-name="Default 4~LT~Hintergrund"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Default_20_3_7e_LT_7e_Gliederung_20_1" style:display-name="Default 3~LT~Gliederung 1" style:family="paragraph" style:default-outline-level="">
      <style:paragraph-properties fo:margin-top="0cm" fo:margin-bottom="0.499cm" fo:orphans="2" fo:widows="2"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100%" fo:margin-left="0cm" fo:margin-right="0cm" fo:margin-top="0cm" fo:margin-bottom="0.4cm" fo:text-indent="0cm" style:auto-text-indent="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100%" fo:margin-left="0cm" fo:margin-right="0cm" fo:margin-top="0cm" fo:margin-bottom="0.3cm" fo:text-indent="0cm" style:auto-text-indent="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100%" fo:margin-left="0cm" fo:margin-right="0cm" fo:margin-top="0cm" fo:margin-bottom="0.199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100%" fo:margin-left="0cm" fo:margin-right="0cm" fo:margin-top="0cm" fo:margin-bottom="0.101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Condensed2" style:font-size-asian="44pt" style:font-style-asian="normal" style:font-weight-asian="normal" style:font-name-complex="Liberation Sans1" style:font-size-complex="12pt" style:text-emphasize="none"/>
    </style:style>
    <style:style style:name="Default_20_3_7e_LT_7e_Untertitel" style:display-name="Default 3~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Default_20_3_7e_LT_7e_Notizen" style:display-name="Default 3~LT~Notizen"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Condensed2" style:font-size-asian="20pt" style:font-style-asian="normal" style:font-weight-asian="normal" style:font-name-complex="Liberation Sans1" style:font-size-complex="12pt" style:text-emphasize="none"/>
    </style:style>
    <style:style style:name="Default_20_3_7e_LT_7e_Hintergrundobjekte" style:display-name="Default 3~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Default_20_3_7e_LT_7e_Hintergrund" style:display-name="Default 3~LT~Hintergrund"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Default_20_2_7e_LT_7e_Gliederung_20_1" style:display-name="Default 2~LT~Gliederung 1" style:family="paragraph" style:default-outline-level="">
      <style:paragraph-properties fo:margin-top="0cm" fo:margin-bottom="0.499cm" fo:orphans="2" fo:widows="2"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cm" fo:margin-bottom="0.4cm"/>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cm" fo:margin-bottom="0.3cm"/>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cm" fo:margin-bottom="0.199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cm" fo:margin-bottom="0.101cm"/>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Condensed2" style:font-size-asian="44pt" style:font-style-asian="normal" style:font-weight-asian="normal" style:font-name-complex="Liberation Sans1" style:font-size-complex="12pt" style:text-emphasize="none"/>
    </style:style>
    <style:style style:name="Default_20_2_7e_LT_7e_Untertitel" style:display-name="Default 2~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Default_20_2_7e_LT_7e_Notizen" style:display-name="Default 2~LT~Notizen"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Condensed2" style:font-size-asian="20pt" style:font-style-asian="normal" style:font-weight-asian="normal" style:font-name-complex="Liberation Sans1" style:font-size-complex="12pt" style:text-emphasize="none"/>
    </style:style>
    <style:style style:name="Default_20_2_7e_LT_7e_Hintergrundobjekte" style:display-name="Default 2~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Default_20_2_7e_LT_7e_Hintergrund" style:display-name="Default 2~LT~Hintergrund"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MYMODELv1.1_7e_LT_7e_Gliederung_20_1" style:display-name="MYMODELv1.1~LT~Gliederung 1" style:family="paragraph" style:default-outline-level="">
      <style:paragraph-properties fo:margin="100%" fo:margin-left="0cm" fo:margin-right="0cm" fo:margin-top="0cm" fo:margin-bottom="0.46cm" fo:orphans="2" fo:widows="2" fo:text-indent="0cm" style:auto-text-indent="false" style:writing-mode="lr-tb"/>
      <style:text-properties style:use-window-font-color="true" style:text-outline="false" style:text-line-through-style="none" style:font-name="FreeSans" fo:font-size="22pt" fo:font-style="normal" fo:text-shadow="none" style:text-underline-style="none" fo:font-weight="normal" style:letter-kerning="true" style:font-name-asian="DejaVu Sans Condensed2" style:font-size-asian="22pt" style:font-style-asian="normal" style:font-weight-asian="normal" style:font-name-complex="Liberation Sans1" style:font-size-complex="12pt" style:text-emphasize="none"/>
    </style:style>
    <style:style style:name="MYMODELv1.1_7e_LT_7e_Gliederung_20_2" style:display-name="MYMODELv1.1~LT~Gliederung 2" style:family="paragraph" style:parent-style-name="MYMODELv1.1_7e_LT_7e_Gliederung_20_1" style:default-outline-level="">
      <style:paragraph-properties fo:margin="100%" fo:margin-left="0cm" fo:margin-right="0cm" fo:margin-top="0cm" fo:margin-bottom="0.369cm" fo:text-indent="0cm" style:auto-text-indent="false"/>
      <style:text-properties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MYMODELv1.1_7e_LT_7e_Gliederung_20_3" style:display-name="MYMODELv1.1~LT~Gliederung 3" style:family="paragraph" style:parent-style-name="MYMODELv1.1_7e_LT_7e_Gliederung_20_2" style:default-outline-level="">
      <style:paragraph-properties fo:margin="100%" fo:margin-left="0cm" fo:margin-right="0cm" fo:margin-top="0cm" fo:margin-bottom="0.275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1_7e_LT_7e_Gliederung_20_4" style:display-name="MYMODELv1.1~LT~Gliederung 4" style:family="paragraph" style:parent-style-name="MYMODELv1.1_7e_LT_7e_Gliederung_20_3" style:default-outline-level="">
      <style:paragraph-properties fo:margin="100%" fo:margin-left="0cm" fo:margin-right="0cm" fo:margin-top="0cm" fo:margin-bottom="0.183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1_7e_LT_7e_Gliederung_20_5" style:display-name="MYMODELv1.1~LT~Gliederung 5" style:family="paragraph" style:parent-style-name="MYMODELv1.1_7e_LT_7e_Gliederung_20_4"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1_7e_LT_7e_Gliederung_20_6" style:display-name="MYMODELv1.1~LT~Gliederung 6" style:family="paragraph" style:parent-style-name="MYMODELv1.1_7e_LT_7e_Gliederung_20_5"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1_7e_LT_7e_Gliederung_20_7" style:display-name="MYMODELv1.1~LT~Gliederung 7" style:family="paragraph" style:parent-style-name="MYMODELv1.1_7e_LT_7e_Gliederung_20_6"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1_7e_LT_7e_Gliederung_20_8" style:display-name="MYMODELv1.1~LT~Gliederung 8" style:family="paragraph" style:parent-style-name="MYMODELv1.1_7e_LT_7e_Gliederung_20_7"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1_7e_LT_7e_Gliederung_20_9" style:display-name="MYMODELv1.1~LT~Gliederung 9" style:family="paragraph" style:parent-style-name="MYMODELv1.1_7e_LT_7e_Gliederung_20_8" style:default-outline-level="">
      <style:paragraph-properties fo:margin="100%" fo:margin-left="0cm" fo:margin-right="0cm" fo:margin-top="0cm" fo:margin-bottom="0.092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1_7e_LT_7e_Titel" style:display-name="MYMODELv1.1~LT~Titel" style:family="paragraph" style:default-outline-level="">
      <style:paragraph-properties fo:margin="100%" fo:margin-left="0.4cm" fo:margin-right="0cm" fo:margin-top="0.199cm" fo:margin-bottom="0.6cm" fo:text-align="start" style:justify-single-word="false" fo:orphans="2" fo:widows="2" fo:text-indent="0cm" style:auto-text-indent="false" style:writing-mode="lr-tb"/>
      <style:text-properties style:use-window-font-color="true" style:text-outline="false" style:text-line-through-style="none" style:font-name="FreeSans" fo:font-size="28pt" fo:font-style="normal" fo:text-shadow="none" style:text-underline-style="none" fo:font-weight="normal" style:letter-kerning="true" style:font-name-asian="DejaVu Sans Condensed2" style:font-size-asian="28pt" style:font-style-asian="normal" style:font-weight-asian="normal" style:font-name-complex="Liberation Sans1" style:font-size-complex="12pt" style:text-emphasize="none"/>
    </style:style>
    <style:style style:name="MYMODELv1.1_7e_LT_7e_Untertitel" style:display-name="MYMODELv1.1~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FreeSans" fo:font-size="32pt" fo:font-style="normal" fo:text-shadow="none" style:text-underline-style="none" fo:font-weight="normal" style:letter-kerning="true" style:font-name-asian="DejaVu Sans Condensed2" style:font-size-asian="32pt" style:font-style-asian="normal" style:font-weight-asian="normal" style:font-name-complex="Liberation Sans1" style:font-size-complex="12pt" style:text-emphasize="none"/>
    </style:style>
    <style:style style:name="MYMODELv1.1_7e_LT_7e_Notizen" style:display-name="MYMODELv1.1~LT~Notizen"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FreeSans" fo:font-size="28pt" fo:font-style="normal" fo:text-shadow="none" style:text-underline-style="none" fo:font-weight="normal" style:letter-kerning="true" style:font-name-asian="DejaVu Sans Condensed2" style:font-size-asian="28pt" style:font-style-asian="normal" style:font-weight-asian="normal" style:font-name-complex="Liberation Sans1" style:font-size-complex="12pt" style:text-emphasize="none"/>
    </style:style>
    <style:style style:name="MYMODELv1.1_7e_LT_7e_Hintergrundobjekte" style:display-name="MYMODELv1.1~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MYMODELv1.1_7e_LT_7e_Hintergrund" style:display-name="MYMODELv1.1~LT~Hintergrund" style:family="paragraph" style:default-outline-level="">
      <style:paragraph-properties fo:orphans="2" fo:widows="2" style:writing-mode="lr-tb"/>
      <style:text-properties style:use-window-font-color="true" style:font-name="Liberation Serif" fo:font-size="12pt" style:letter-kerning="true" style:font-name-asian="DejaVu Sans Condensed2" style:font-size-asian="12pt" style:font-name-complex="Liberation Sans1" style:font-size-complex="12pt"/>
    </style:style>
    <style:style style:name="LushGreen_7e_LT_7e_Gliederung_20_1" style:display-name="LushGreen~LT~Gliederung 1" style:family="paragraph" style:default-outline-level="">
      <style:paragraph-properties fo:margin="100%" fo:margin-left="0cm" fo:margin-right="0cm" fo:margin-top="0cm" fo:margin-bottom="0.374cm"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100%" fo:margin-left="0cm" fo:margin-right="0cm" fo:margin-top="0cm" fo:margin-bottom="0.3cm" fo:text-indent="0cm" style:auto-text-indent="false"/>
      <style:text-properties style:text-outline="false" style:text-line-through-style="none" style:font-name="Lohit Hindi"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100%" fo:margin-left="0cm" fo:margin-right="0cm" fo:margin-top="0cm" fo:margin-bottom="0.222cm" fo:text-indent="0cm" style:auto-text-indent="false"/>
      <style:text-properties style:text-outline="false" style:text-line-through-style="none" style:font-name="Lohit Hindi"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100%" fo:margin-left="0cm" fo:margin-right="0cm" fo:margin-top="0cm" fo:margin-bottom="0.148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100%" fo:margin-left="0cm" fo:margin-right="0cm" fo:margin-top="0cm" fo:margin-bottom="0.074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100%" fo:margin-left="0cm" fo:margin-right="0cm" fo:margin-top="0cm" fo:margin-bottom="0.074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100%" fo:margin-left="0cm" fo:margin-right="0cm" fo:margin-top="0cm" fo:margin-bottom="0.074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100%" fo:margin-left="0cm" fo:margin-right="0cm" fo:margin-top="0cm" fo:margin-bottom="0.074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100%" fo:margin-left="0cm" fo:margin-right="0cm" fo:margin-top="0cm" fo:margin-bottom="0.074cm" fo:text-indent="0cm" style:auto-text-indent="false"/>
      <style:text-properties style:text-outline="false" style:text-line-through-style="none" style:font-name="Lohit Hindi"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 fo:font-size="44pt" fo:font-style="normal" fo:text-shadow="none" style:text-underline-style="none" fo:font-weight="normal" style:letter-kerning="true" style:font-name-asian="DejaVu Sans" style:font-size-asian="44pt" style:font-style-asian="normal" style:font-weight-asian="normal" style:font-name-complex="Liberation Sans1" style:font-size-complex="12pt" style:text-emphasize="none"/>
    </style:style>
    <style:style style:name="LushGreen_7e_LT_7e_Untertitel" style:display-name="LushGreen~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LushGreen_7e_LT_7e_Notizen" style:display-name="LushGreen~LT~Notizen"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Lohit Hindi"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LushGreen_7e_LT_7e_Hintergrundobjekte" style:display-name="LushGreen~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Liberation Sans1" style:font-size-complex="12pt"/>
    </style:style>
    <style:style style:name="LushGreen_7e_LT_7e_Hintergrund" style:display-name="LushGreen~LT~Hintergrund"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Liberation Sans1" style:font-size-complex="12pt"/>
    </style:style>
    <style:style style:name="MYMODELv1_7e_LT_7e_Gliederung_20_1" style:display-name="MYMODELv1~LT~Gliederung 1" style:family="paragraph" style:default-outline-level="">
      <style:paragraph-properties fo:margin="100%" fo:margin-left="0cm" fo:margin-right="0cm" fo:margin-top="0cm" fo:margin-bottom="0.499cm" fo:orphans="2" fo:widows="2" fo:text-indent="0cm" style:auto-text-indent="false" style:writing-mode="lr-tb"/>
      <style:text-properties style:use-window-font-color="true" style:text-outline="false" style:text-line-through-style="none" style:font-name="FreeSans" fo:font-size="24pt" fo:font-style="normal" fo:text-shadow="none" style:text-underline-style="none" fo:font-weight="normal" style:letter-kerning="true" style:font-name-asian="DejaVu Sans" style:font-size-asian="24pt" style:font-style-asian="normal" style:font-weight-asian="normal" style:font-name-complex="Liberation Sans1" style:font-size-complex="12pt" style:text-emphasize="none"/>
    </style:style>
    <style:style style:name="MYMODELv1_7e_LT_7e_Gliederung_20_2" style:display-name="MYMODELv1~LT~Gliederung 2" style:family="paragraph" style:parent-style-name="MYMODELv1_7e_LT_7e_Gliederung_20_1" style:default-outline-level="">
      <style:paragraph-properties fo:margin="100%" fo:margin-left="0cm" fo:margin-right="0cm" fo:margin-top="0cm" fo:margin-bottom="0.4cm" fo:text-indent="0cm" style:auto-text-indent="false"/>
      <style:text-properties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MYMODELv1_7e_LT_7e_Gliederung_20_3" style:display-name="MYMODELv1~LT~Gliederung 3" style:family="paragraph" style:parent-style-name="MYMODELv1_7e_LT_7e_Gliederung_20_2" style:default-outline-level="">
      <style:paragraph-properties fo:margin="100%" fo:margin-left="0cm" fo:margin-right="0cm" fo:margin-top="0cm" fo:margin-bottom="0.3cm" fo:text-indent="0cm" style:auto-text-indent="false"/>
      <style:text-properties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MYMODELv1_7e_LT_7e_Gliederung_20_4" style:display-name="MYMODELv1~LT~Gliederung 4" style:family="paragraph" style:parent-style-name="MYMODELv1_7e_LT_7e_Gliederung_20_3" style:default-outline-level="">
      <style:paragraph-properties fo:margin="100%" fo:margin-left="0cm" fo:margin-right="0cm" fo:margin-top="0cm" fo:margin-bottom="0.199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_7e_LT_7e_Gliederung_20_5" style:display-name="MYMODELv1~LT~Gliederung 5" style:family="paragraph" style:parent-style-name="MYMODELv1_7e_LT_7e_Gliederung_20_4"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_7e_LT_7e_Gliederung_20_6" style:display-name="MYMODELv1~LT~Gliederung 6" style:family="paragraph" style:parent-style-name="MYMODELv1_7e_LT_7e_Gliederung_20_5"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_7e_LT_7e_Gliederung_20_7" style:display-name="MYMODELv1~LT~Gliederung 7" style:family="paragraph" style:parent-style-name="MYMODELv1_7e_LT_7e_Gliederung_20_6"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_7e_LT_7e_Gliederung_20_8" style:display-name="MYMODELv1~LT~Gliederung 8" style:family="paragraph" style:parent-style-name="MYMODELv1_7e_LT_7e_Gliederung_20_7"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_7e_LT_7e_Gliederung_20_9" style:display-name="MYMODELv1~LT~Gliederung 9" style:family="paragraph" style:parent-style-name="MYMODELv1_7e_LT_7e_Gliederung_20_8"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MYMODELv1_7e_LT_7e_Titel" style:display-name="MYMODELv1~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1" style:font-size-complex="12pt" style:text-emphasize="none"/>
    </style:style>
    <style:style style:name="MYMODELv1_7e_LT_7e_Untertitel" style:display-name="MYMODELv1~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MYMODELv1_7e_LT_7e_Notizen" style:display-name="MYMODELv1~LT~Notizen"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FreeSans" fo:font-size="28pt" fo:font-style="normal" fo:text-shadow="none" style:text-underline-style="none" fo:font-weight="normal" style:letter-kerning="true" style:font-name-asian="DejaVu Sans" style:font-size-asian="28pt" style:font-style-asian="normal" style:font-weight-asian="normal" style:font-name-complex="Liberation Sans1" style:font-size-complex="12pt" style:text-emphasize="none"/>
    </style:style>
    <style:style style:name="MYMODELv1_7e_LT_7e_Hintergrundobjekte" style:display-name="MYMODELv1~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Liberation Sans1" style:font-size-complex="12pt"/>
    </style:style>
    <style:style style:name="MYMODELv1_7e_LT_7e_Hintergrund" style:display-name="MYMODELv1~LT~Hintergrund"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Liberation Sans1" style:font-size-complex="12pt"/>
    </style:style>
    <style:style style:name="Predefinito_7e_LT_7e_Gliederung_20_1" style:display-name="Predefinito~LT~Gliederung 1" style:family="paragraph" style:default-outline-level="">
      <style:paragraph-properties fo:margin="100%" fo:margin-left="0cm" fo:margin-right="0cm" fo:margin-top="0cm" fo:margin-bottom="0.499cm" fo:orphans="2" fo:widows="2" fo:text-indent="0cm" style:auto-text-indent="false" style:writing-mode="lr-tb"/>
      <style:text-properties style:use-window-font-color="true"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Predefinito_7e_LT_7e_Gliederung_20_2" style:display-name="Predefinito~LT~Gliederung 2" style:family="paragraph" style:parent-style-name="Predefinito_7e_LT_7e_Gliederung_20_1" style:default-outline-level="">
      <style:paragraph-properties fo:margin="100%" fo:margin-left="0cm" fo:margin-right="0cm" fo:margin-top="0cm" fo:margin-bottom="0.4cm" fo:text-indent="0cm" style:auto-text-indent="false"/>
      <style:text-properties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Predefinito_7e_LT_7e_Gliederung_20_3" style:display-name="Predefinito~LT~Gliederung 3" style:family="paragraph" style:parent-style-name="Predefinito_7e_LT_7e_Gliederung_20_2" style:default-outline-level="">
      <style:paragraph-properties fo:margin="100%" fo:margin-left="0cm" fo:margin-right="0cm" fo:margin-top="0cm" fo:margin-bottom="0.3cm" fo:text-indent="0cm" style:auto-text-indent="false"/>
      <style:text-properties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Predefinito_7e_LT_7e_Gliederung_20_4" style:display-name="Predefinito~LT~Gliederung 4" style:family="paragraph" style:parent-style-name="Predefinito_7e_LT_7e_Gliederung_20_3" style:default-outline-level="">
      <style:paragraph-properties fo:margin="100%" fo:margin-left="0cm" fo:margin-right="0cm" fo:margin-top="0cm" fo:margin-bottom="0.199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5" style:display-name="Predefinito~LT~Gliederung 5" style:family="paragraph" style:parent-style-name="Predefinito_7e_LT_7e_Gliederung_20_4"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6" style:display-name="Predefinito~LT~Gliederung 6" style:family="paragraph" style:parent-style-name="Predefinito_7e_LT_7e_Gliederung_20_5"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7" style:display-name="Predefinito~LT~Gliederung 7" style:family="paragraph" style:parent-style-name="Predefinito_7e_LT_7e_Gliederung_20_6"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8" style:display-name="Predefinito~LT~Gliederung 8" style:family="paragraph" style:parent-style-name="Predefinito_7e_LT_7e_Gliederung_20_7"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finito_7e_LT_7e_Gliederung_20_9" style:display-name="Predefinito~LT~Gliederung 9" style:family="paragraph" style:parent-style-name="Predefinito_7e_LT_7e_Gliederung_20_8" style:default-outline-level="">
      <style:paragraph-properties fo:margin="100%" fo:margin-left="0cm" fo:margin-right="0cm" fo:margin-top="0cm" fo:margin-bottom="0.101cm" fo:text-indent="0cm" style:auto-text-indent="false"/>
      <style:text-properties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finito_7e_LT_7e_Titel" style:display-name="Predefinito~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1" style:font-size-complex="12pt" style:text-emphasize="none"/>
    </style:style>
    <style:style style:name="Predefinito_7e_LT_7e_Untertitel" style:display-name="Predefinito~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style:use-window-font-color="true"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Predefinito_7e_LT_7e_Notizen" style:display-name="Predefinito~LT~Notizen" style:family="paragraph" style:default-outline-level="">
      <style:paragraph-properties fo:margin="100%" fo:margin-left="0.6cm" fo:margin-right="0cm" fo:margin-top="0cm" fo:margin-bottom="0cm" fo:orphans="2" fo:widows="2" fo:text-indent="0cm" style:auto-text-indent="false" style:writing-mode="lr-tb"/>
      <style:text-properties style:use-window-font-color="true" style:text-outline="false" style:text-line-through-style="none" style:font-name="FreeSans" fo:font-size="28pt" fo:font-style="normal" fo:text-shadow="none" style:text-underline-style="none" fo:font-weight="normal" style:letter-kerning="true" style:font-name-asian="DejaVu Sans" style:font-size-asian="28pt" style:font-style-asian="normal" style:font-weight-asian="normal" style:font-name-complex="Liberation Sans1" style:font-size-complex="12pt" style:text-emphasize="none"/>
    </style:style>
    <style:style style:name="Predefinito_7e_LT_7e_Hintergrundobjekte" style:display-name="Predefinito~LT~Hintergrundobjekte"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Liberation Sans1" style:font-size-complex="12pt"/>
    </style:style>
    <style:style style:name="Predefinito_7e_LT_7e_Hintergrund" style:display-name="Predefinito~LT~Hintergrund"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font-name-complex="Liberation Sans1" style:font-size-complex="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text-indent="0cm" style:auto-text-indent="false" style:text-autospace="none"/>
      <style:text-properties style:use-window-font-color="true" style:text-outline="false" style:text-line-through-style="none" style:font-name="FreeSans2" fo:font-size="28pt" fo:font-style="normal" fo:text-shadow="none" style:text-underline-style="none" fo:font-weight="normal" style:letter-kerning="true" style:font-name-asian="FreeSans2" style:font-size-asian="28pt" style:font-style-asian="normal" style:font-weight-asian="normal" style:font-name-complex="FreeSans2" style:font-size-complex="28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6cm" fo:text-indent="0cm" style:auto-text-indent="false" style:text-autospace="none"/>
      <style:text-properties fo:color="#004586" style:text-outline="false" style:text-line-through-style="none" style:font-name="FreeSans2" fo:font-size="22pt" fo:font-style="normal" fo:text-shadow="none" style:text-underline-style="none" fo:font-weight="normal" style:letter-kerning="true" style:font-name-asian="FreeSans2" style:font-size-asian="22pt" style:font-style-asian="normal" style:font-weight-asian="normal" style:font-name-complex="FreeSans2" style:font-size-complex="2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369cm"/>
      <style:text-properties fo:font-size="18pt" style:font-size-asian="18pt" style:font-size-complex="18pt"/>
    </style:style>
    <style:style style:name="Outline_20_3" style:display-name="Outline 3" style:family="paragraph" style:parent-style-name="Outline_20_2">
      <style:paragraph-properties fo:margin-top="0cm" fo:margin-bottom="0.275cm"/>
      <style:text-properties fo:font-size="20pt" style:font-size-asian="20pt" style:font-size-complex="20pt"/>
    </style:style>
    <style:style style:name="Outline_20_4" style:display-name="Outline 4" style:family="paragraph" style:parent-style-name="Outline_20_3">
      <style:paragraph-properties fo:margin-top="0cm" fo:margin-bottom="0.183cm"/>
    </style:style>
    <style:style style:name="Outline_20_5" style:display-name="Outline 5" style:family="paragraph" style:parent-style-name="Outline_20_4">
      <style:paragraph-properties fo:margin-top="0cm" fo:margin-bottom="0.092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y </meta:initial-creator>
    <meta:creation-date>2014-03-29T15:29:17</meta:creation-date>
    <dc:date>2014-03-31T17:11:21</dc:date>
    <dc:creator>Roberto Casadei</dc:creator>
    <meta:editing-duration>PT6H56M45S</meta:editing-duration>
    <meta:editing-cycles>26</meta:editing-cycles>
    <meta:generator>LibreOffice/3.5$Linux_x86 LibreOffice_project/350m1$Build-2</meta:generator>
    <meta:document-statistic meta:table-count="0" meta:image-count="0" meta:object-count="0" meta:page-count="6" meta:paragraph-count="100" meta:word-count="2622" meta:character-count="17447" meta:non-whitespace-character-count="14923"/>
  </office:meta>
</office:document-meta>
</file>